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outline1">
      <style:graphic-properties fo:min-height="11.92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3.877cm" style:use-optimal-column-width="false"/>
    </style:style>
    <style:style style:name="co2" style:family="table-column">
      <style:table-column-properties style:column-width="10.213cm" style:use-optimal-column-width="false"/>
    </style:style>
    <style:style style:name="ro1" style:family="table-row">
      <style:table-row-properties style:row-height="1.539cm"/>
    </style:style>
    <style:style style:name="ro2" style:family="table-row">
      <style:table-row-properties style:row-height="1.439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fo:font-size="15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office:forms form:automatic-focus="false" form:apply-design-mode="false"/>
        <draw:frame presentation:style-name="pr1" draw:text-style-name="P1" draw:layer="layout" svg:width="13.097cm" svg:height="17.2cm" svg:x="0.4cm" svg:y="0.4cm" presentation:class="outline" presentation:user-transformed="true">
          <draw:text-box>
            <text:list text:style-name="L1">
              <text:list-header>
                <text:p text:style-name="P1"><text:span text:style-name="T1">int main(int argc, char **argv){</text:span></text:p>
                <text:list>
                  <text:list-header>
                    <text:p text:style-name="P1"><text:span text:style-name="T1">char buffer[64];</text:span></text:p>
                    <text:p text:style-name="P1"><text:span text:style-name="T1">gets(buffer);</text:span></text:p>
                  </text:list-header>
                </text:list>
                <text:p text:style-name="P1"><text:span text:style-name="T1">}</text:span></text:p>
              </text:list-header>
            </text:list>
          </draw:text-box>
        </draw:frame>
        <draw:frame presentation:style-name="pr1" draw:text-style-name="P2" draw:layer="layout" svg:width="13.8cm" svg:height="20.6cm" svg:x="13.8cm" svg:y="0.2cm" presentation:class="outline" presentation:user-transformed="true">
          <draw:text-box>
            <text:list text:style-name="L1">
              <text:list-header>
                <text:p><text:span text:style-name="T2">0x08048408 &lt;+0&gt;:</text:span><text:span text:style-name="T2"><text:tab/></text:span><text:span text:style-name="T2"> push <text:s text:c="3"/>ebp</text:span></text:p>
                <text:p><text:span text:style-name="T2">0x08048409 &lt;+1&gt;:</text:span><text:span text:style-name="T2"><text:tab/></text:span><text:span text:style-name="T2"> mov <text:s text:c="4"/>ebp,esp</text:span></text:p>
                <text:p><text:span text:style-name="T2">0x0804840b &lt;+3&gt;:</text:span><text:span text:style-name="T2"><text:tab/></text:span><text:span text:style-name="T2"> and <text:s text:c="5"/>esp,0xfffffff0</text:span></text:p>
                <text:p><text:span text:style-name="T2">0x0804840e &lt;+6&gt;:</text:span><text:span text:style-name="T2"><text:tab/></text:span><text:span text:style-name="T2"> sub <text:s text:c="5"/>esp,0x50</text:span></text:p>
                <text:p><text:span text:style-name="T2">0x08048411 &lt;+9&gt;:</text:span><text:span text:style-name="T2"><text:tab/></text:span><text:span text:style-name="T2"> lea <text:s text:c="6"/>eax,[esp+0x10]</text:span></text:p>
                <text:p><text:span text:style-name="T2">0x08048415 &lt;+13&gt;:</text:span><text:span text:style-name="T2"><text:tab/></text:span><text:span text:style-name="T2"> mov <text:s text:c="4"/>DWORD PTR [esp],eax</text:span></text:p>
                <text:p><text:span text:style-name="T2">0x08048418 &lt;+16&gt;:</text:span><text:span text:style-name="T2"><text:tab/></text:span><text:span text:style-name="T2"> call <text:s text:c="6"/>0x804830c &lt;gets@plt&gt;</text:span></text:p>
                <text:p><text:span text:style-name="T2">0x0804841d &lt;+21&gt;:</text:span><text:span text:style-name="T2"><text:tab/></text:span><text:span text:style-name="T2"> leave <text:s/></text:span></text:p>
                <text:p><text:span text:style-name="T2">0x0804841e &lt;+22&gt;:</text:span><text:span text:style-name="T2"><text:tab/></text:span><text:span text:style-name="T2"> ret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office:forms form:automatic-focus="false" form:apply-design-mode="false"/>
        <draw:frame draw:style-name="standard" draw:layer="layout" svg:width="17.966cm" svg:height="9.221cm" svg:x="5.939cm" svg:y="3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4">…</text:p>
              </table:table-cell>
            </table:table-row>
            <table:table-row table:style-name="ro2" table:default-cell-style-name="ce1">
              <table:table-cell>
                <text:p text:style-name="P4">$esp+0x10</text:p>
              </table:table-cell>
              <table:table-cell>
                <text:p text:style-name="P4">0x40</text:p>
              </table:table-cell>
              <table:table-cell>
                <text:p text:style-name="P4">buffe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</table:table-row>
            <table:table-row table:style-name="ro2" table:default-cell-style-name="ce1">
              <table:table-cell>
                <text:p text:style-name="P4">$ebp, $esp+0x48</text:p>
              </table:table-cell>
              <table:table-cell>
                <text:p text:style-name="P4">4</text:p>
              </table:table-cell>
              <table:table-cell>
                <text:p text:style-name="P4">Old $ebp</text:p>
              </table:table-cell>
            </table:table-row>
            <table:table-row table:style-name="ro2" table:default-cell-style-name="ce1">
              <table:table-cell>
                <text:p text:style-name="P4">$ebp+0x4, $esp+0x4c</text:p>
              </table:table-cell>
              <table:table-cell>
                <text:p text:style-name="P4">4</text:p>
              </table:table-cell>
              <table:table-cell>
                <text:p text:style-name="P4">Ret addr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4"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2:24:29.819728187</meta:creation-date>
    <meta:generator>LibreOffice/5.1.6.2$Linux_X86_64 LibreOffice_project/10m0$Build-2</meta:generator>
    <dc:date>2018-10-19T00:53:17.826894319</dc:date>
    <meta:editing-duration>PT2H20M56S</meta:editing-duration>
    <meta:editing-cycles>19</meta:editing-cycles>
    <meta:document-statistic meta:object-count="28"/>
  </office:meta>
</office:document-meta>
</file>